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10.089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2.633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5.211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3.852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CE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3" style:family="text">
      <style:text-properties style:font-name="Arial CE" style:font-style-complex="normal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059.4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1780.76" calcext:value-type="float">
            <text:p>11 781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/>
          <table:table-cell office:value-type="float" office:value="25149.72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7301.72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22.16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/>
          <table:table-cell office:value-type="float" office:value="4060.92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/>
          <table:table-cell office:value-type="float" office:value="5634.72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/>
          <table:table-cell office:value-type="float" office:value="5396.0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/>
          <table:table-cell office:value-type="float" office:value="15640.44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XCES 5555 s.r.o.</text:p>
          </table:table-cell>
          <table:table-cell table:style-name="ce2"/>
          <table:table-cell office:value-type="float" office:value="5856.2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álová Terezie</text:p>
          </table:table-cell>
          <table:table-cell table:style-name="ce2"/>
          <table:table-cell office:value-type="float" office:value="16145.04" calcext:value-type="float">
            <text:p>16 145</text:p>
          </table:table-cell>
          <table:table-cell table:style-name="ce5" office:value-type="float" office:value="26" calcext:value-type="float">
            <text:p>26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keová Dana <text:s text:c="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19.12" calcext:value-type="float">
            <text:p>14 919</text:p>
          </table:table-cell>
          <table:table-cell table:style-name="ce5" office:value-type="float" office:value="31" calcext:value-type="float">
            <text:p>3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korp s. r. o.</text:p>
          </table:table-cell>
          <table:table-cell table:style-name="ce2"/>
          <table:table-cell office:value-type="float" office:value="15529.44" calcext:value-type="float">
            <text:p>15 529</text:p>
          </table:table-cell>
          <table:table-cell table:style-name="ce5" office:value-type="float" office:value="8.5" calcext:value-type="float">
            <text:p>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5019" calcext:value-type="float">
            <text:p>5 019</text:p>
          </table:table-cell>
          <table:table-cell table:style-name="ce5" office:value-type="float" office:value="263" calcext:value-type="float">
            <text:p>26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/>
          <table:table-cell office:value-type="float" office:value="8319.96" calcext:value-type="float">
            <text:p>8 32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/>
          <table:table-cell office:value-type="float" office:value="7999.92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 - DRIVE s. r. o.</text:p>
          </table:table-cell>
          <table:table-cell table:style-name="ce2"/>
          <table:table-cell office:value-type="float" office:value="8071.8" calcext:value-type="float">
            <text:p>8 072</text:p>
          </table:table-cell>
          <table:table-cell table:style-name="ce5" office:value-type="float" office:value="89.2" calcext:value-type="float">
            <text:p>8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/>
          <table:table-cell office:value-type="float" office:value="8638.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/>
          <table:table-cell office:value-type="float" office:value="8811.12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03.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/>
          <table:table-cell office:value-type="float" office:value="2469.6" calcext:value-type="float">
            <text:p>2 470</text:p>
          </table:table-cell>
          <table:table-cell table:style-name="ce5" office:value-type="float" office:value="9.14" calcext:value-type="float">
            <text:p>9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Mojmír, Ing.arch.</text:p>
          </table:table-cell>
          <table:table-cell table:style-name="ce2"/>
          <table:table-cell office:value-type="float" office:value="5762.64" calcext:value-type="float">
            <text:p>5 763</text:p>
          </table:table-cell>
          <table:table-cell table:style-name="ce5" office:value-type="float" office:value="177.9" calcext:value-type="float">
            <text:p>17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/>
          <table:table-cell office:value-type="float" office:value="455.64" calcext:value-type="float">
            <text:p>456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/>
          <table:table-cell office:value-type="float" office:value="1367.8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/>
          <table:table-cell office:value-type="float" office:value="2596.2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/>
          <table:table-cell office:value-type="float" office:value="2698.08" calcext:value-type="float">
            <text:p>2 698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/>
          <table:table-cell office:value-type="float" office:value="1306.92" calcext:value-type="float">
            <text:p>1 307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/>
          <table:table-cell office:value-type="float" office:value="1809.84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/>
          <table:table-cell office:value-type="float" office:value="610.4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52.2857142857" calcext:value-type="float">
            <text:p>32 852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16-08-31" calcext:value-type="date">
            <text:p>31.08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/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/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/>
          <table:table-cell office:value-type="float" office:value="2153.84615384615" calcext:value-type="float">
            <text:p>2 154</text:p>
          </table:table-cell>
          <table:table-cell table:style-name="ce5" office:value-type="float" office:value="195" calcext:value-type="float">
            <text:p>1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/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/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/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/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/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/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/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 vries Justitia s.r.o.</text:p>
          </table:table-cell>
          <table:table-cell table:style-name="ce2"/>
          <table:table-cell office:value-type="float" office:value="2885.71428571429" calcext:value-type="float">
            <text:p>2 886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/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/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/>
          <table:table-cell office:value-type="float" office:value="2856.47058823529" calcext:value-type="float">
            <text:p>2 856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/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/>
          <table:table-cell office:value-type="float" office:value="1355.96628099174" calcext:value-type="float">
            <text:p>1 356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/>
          <table:table-cell office:value-type="float" office:value="15882" calcext:value-type="float">
            <text:p>15 882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/>
          <table:table-cell/>
          <table:table-cell table:style-name="ce5"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/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/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/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lažek Jan - JaKa Trans</text:p>
          </table:table-cell>
          <table:table-cell table:style-name="ce2"/>
          <table:table-cell office:value-type="float" office:value="2797.92" calcext:value-type="float">
            <text:p>2 798</text:p>
          </table:table-cell>
          <table:table-cell table:style-name="ce5" office:value-type="float" office:value="116" calcext:value-type="float">
            <text:p>116</text:p>
          </table:table-cell>
          <table:table-cell office:value-type="date" office:date-value="2013-01-31" calcext:value-type="date">
            <text:p>31.01.20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/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OMI CZ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75.8620689655" calcext:value-type="float">
            <text:p>20 276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/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6645.33292514924" calcext:value-type="float">
            <text:p>6 645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/>
          <table:table-cell office:value-type="float" office:value="3348.82941176471" calcext:value-type="float">
            <text:p>3 349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/>
          <table:table-cell office:value-type="float" office:value="1439.14503816794" calcext:value-type="float">
            <text:p>1 439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/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/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/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/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/>
          <table:table-cell office:value-type="float" office:value="4069.97872340426" calcext:value-type="float">
            <text:p>4 070</text:p>
          </table:table-cell>
          <table:table-cell table:style-name="ce5" office:value-type="float" office:value="188" calcext:value-type="float">
            <text:p>188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/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02" calcext:value-type="float">
            <text:p>2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RLÍČKOVÁ PARTNERS s.r.o.</text:p>
          </table:table-cell>
          <table:table-cell table:style-name="ce2"/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360.9" calcext:value-type="float">
            <text:p>36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25.2" calcext:value-type="float">
            <text:p>2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2.1" calcext:value-type="float">
            <text:p>12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8.8" calcext:value-type="float">
            <text:p>18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9.5" calcext:value-type="float">
            <text:p>19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0.3" calcext:value-type="float">
            <text:p>40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/>
          <table:table-cell office:value-type="float" office:value="4731.97584124245" calcext:value-type="float">
            <text:p>4 732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25000" calcext:value-type="float">
            <text:p>25 000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ana Klapková</text:p>
          </table:table-cell>
          <table:table-cell table:style-name="ce2"/>
          <table:table-cell office:value-type="float" office:value="18000" calcext:value-type="float">
            <text:p>18 000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399.2920353982" calcext:value-type="float">
            <text:p>21 399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TIZ, spol.s r. o.</text:p>
          </table:table-cell>
          <table:table-cell table:style-name="ce2"/>
          <table:table-cell office:value-type="float" office:value="5097.74436090226" calcext:value-type="float">
            <text:p>5 098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České poijištění a. s.</text:p>
          </table:table-cell>
          <table:table-cell table:style-name="ce2"/>
          <table:table-cell office:value-type="float" office:value="2348.3922829582" calcext:value-type="float">
            <text:p>2 348</text:p>
          </table:table-cell>
          <table:table-cell table:style-name="ce5" office:value-type="float" office:value="124.4" calcext:value-type="float">
            <text:p>1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4.5" calcext:value-type="float">
            <text:p>14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/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/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</text:p>
          </table:table-cell>
          <table:table-cell table:style-name="ce2"/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/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/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2483.91608391608" calcext:value-type="float">
            <text:p>2 484</text:p>
          </table:table-cell>
          <table:table-cell table:style-name="ce5" office:value-type="float" office:value="42.9" calcext:value-type="float">
            <text:p>42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/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/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/>
          <table:table-cell office:value-type="float" office:value="3921.27272727273" calcext:value-type="float">
            <text:p>3 92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/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ILA TRADING s. r. o.</text:p>
          </table:table-cell>
          <table:table-cell table:style-name="ce2"/>
          <table:table-cell office:value-type="float" office:value="3682.2" calcext:value-type="float">
            <text:p>3 682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utná rekonstrukce</text:p>
          </table:table-cell>
          <table:table-cell table:style-name="ce2"/>
          <table:table-cell/>
          <table:table-cell table:style-name="ce5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101.12" calcext:value-type="float">
            <text:p>28 101</text:p>
          </table:table-cell>
          <table:table-cell table:style-name="ce5" office:value-type="float" office:value="125" calcext:value-type="float">
            <text:p>125</text:p>
          </table:table-cell>
          <table:table-cell office:value-type="date" office:date-value="2015-11-30" calcext:value-type="date">
            <text:p>30.11.2015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<text:span text:style-name="T1">   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1215.72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2">  </text:span><text:span text:style-name="T3">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/>
          <table:table-cell office:value-type="float" office:value="5011.32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/>
          <table:table-cell office:value-type="float" office:value="4067.1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/>
          <table:table-cell office:value-type="float" office:value="4520.04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/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Lucie Butcher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5" calcext:value-type="float">
            <text:p>20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OLENA RIZAK, adv. kancelář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Pavel Weidenhoffer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/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/>
          <table:table-cell office:value-type="float" office:value="3000" calcext:value-type="float">
            <text:p>3 000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/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/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/>
          <table:table-cell office:value-type="float" office:value="2880.02081616722" calcext:value-type="float">
            <text:p>2 880</text:p>
          </table:table-cell>
          <table:table-cell table:style-name="ce5" office:value-type="float" office:value="251.79" calcext:value-type="float">
            <text:p>251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/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/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tinental Realty s. r. o.</text:p>
          </table:table-cell>
          <table:table-cell table:style-name="ce2"/>
          <table:table-cell office:value-type="float" office:value="3714.28571428571" calcext:value-type="float">
            <text:p>3 714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/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/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0.4" calcext:value-type="float">
            <text:p>4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ODAP City s. r. o.</text:p>
          </table:table-cell>
          <table:table-cell table:style-name="ce2"/>
          <table:table-cell office:value-type="float" office:value="3840" calcext:value-type="float">
            <text:p>3 84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/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Jiří Hroněk, advokát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3.5" calcext:value-type="float">
            <text:p>23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/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SOLODOOR CENTRUM s. r. 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LEX M &amp; J,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/>
          <table:table-cell office:value-type="float" office:value="1907.94979079498" calcext:value-type="float">
            <text:p>1 908</text:p>
          </table:table-cell>
          <table:table-cell table:style-name="ce5" office:value-type="float" office:value="277.8" calcext:value-type="float">
            <text:p>27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/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<text:s/>Sklad</text:p>
          </table:table-cell>
          <table:table-cell table:style-name="ce2"/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7.1" calcext:value-type="float">
            <text:p>4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8" calcext:value-type="float">
            <text:p>15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7.1" calcext:value-type="float">
            <text:p>1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01.65" calcext:value-type="float">
            <text:p>101,6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3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A1:Nebytové_prostory_2014_10_02_Bá.P12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Kč</number:text>
    </number:number-style>
    <number:number-style style:name="N134">
      <number:text>-</number:text>
      <number:number number:decimal-places="0" number:min-integer-digits="1" number:grouping="true"/>
      <number:text> Kč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Kč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Kč</number:text>
    </number:number-style>
    <number:number-style style:name="N136">
      <number:text>-</number:text>
      <number:number number:decimal-places="2" number:min-integer-digits="1" number:grouping="true"/>
      <number:text> Kč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Kč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37P0"/>
    </number:number-style>
    <number:number-style style:name="N138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8P2" style:volatile="true">
      <number:text> </number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9P2" style:volatile="true">
      <number:text> </number:text>
      <loext:fill-character> </loext:fill-character>
      <number:text>- Kč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40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0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number number:decimal-places="2" number:min-integer-digits="1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style:text-properties fo:color="#ff0000"/>
      <number:number number:decimal-places="2" number:min-integer-digits="1" number:grouping="true"/>
      <style:map style:condition="value()&gt;=0" style:apply-style-name="N144P0"/>
    </number:number-style>
    <number:date-style style:name="N145">
      <number:day/>
      <number:text>.</number:text>
      <number:month/>
    </number:date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">
      <number:text>-</number:text>
      <number:number number: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1" number:min-integer-digits="1" number:grouping="true"/>
    </number:number-style>
    <number:number-style style:name="N151">
      <number:number number:decimal-places="0" number:min-integer-digits="1" number:grouping="true"/>
      <number:text> Kč</number:text>
    </number:number-style>
    <number:number-style style:name="N152">
      <number:number number:decimal-places="0" number:min-integer-digits="1" number:grouping="true"/>
      <number:text>     </number:text>
    </number:number-style>
    <number:currency-style style:name="N153P0" style:volatile="true">
      <number:currency-symbol number:language="cs" number:country="CZ">¥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 </number:text>
    </number:currency-style>
    <number:currency-style style:name="N153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53P0"/>
    </number:currency-style>
    <number:date-style style:name="N154">
      <number:month number:textual="true"/>
      <number:text>.</number:text>
      <number:year number:style="long"/>
    </number:date-style>
    <number:currency-style style:name="N155P0" style:volatile="true">
      <number:currency-symbol number:language="cs" number:country="CZ">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 </number:text>
    </number:currency-style>
    <number:currency-style style:name="N155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55P0"/>
    </number:currency-style>
    <number:date-style style:name="N10106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0:15:51.36774055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23:01:02.347255226</dc:date>
    <meta:generator>LibreOffice/4.2.8.2$Linux_X86_64 LibreOffice_project/420m0$Build-2</meta:generator>
    <meta:editing-duration>PT12H42M53S</meta:editing-duration>
    <meta:editing-cycles>6</meta:editing-cycles>
    <meta:document-statistic meta:table-count="1" meta:cell-count="16234" meta:object-count="0"/>
  </office:meta>
</office:document-meta>
</file>